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2.5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5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1.8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9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5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2.4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5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681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4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93cm"/>
    </style:style>
    <style:style style:name="gr16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87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95cm" svg:height="5.982cm" svg:x="1cm" svg:y="1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406cm" svg:height="4.318cm" svg:x="1.833cm" svg:y="1.3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406cm" svg:height="4.318cm" svg:x="7.656cm" svg:y="1.3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2.066cm" svg:height="3.656cm" svg:x="1.414cm" svg:y="2.3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3.076cm" svg:height="1.103cm" svg:x="1cm" svg:y="1.018cm">
          <draw:text-box>
            <text:p><text:span text:style-name="T1">Female</text:span></text:p>
          </draw:text-box>
        </draw:frame>
        <draw:frame draw:style-name="gr4" draw:text-style-name="P2" draw:layer="layout" svg:width="2.321cm" svg:height="1.102cm" svg:x="11.857cm" svg:y="0.974cm">
          <draw:text-box>
            <text:p><text:span text:style-name="T1">Male</text:span></text:p>
          </draw:text-box>
        </draw:frame>
        <draw:frame draw:style-name="gr5" draw:text-style-name="P2" draw:layer="layout" svg:width="3.007cm" svg:height="1.102cm" svg:x="5.605cm" svg:y="5.898cm">
          <draw:text-box>
            <text:p><text:span text:style-name="T1">Human</text:span></text:p>
          </draw:text-box>
        </draw:frame>
        <draw:frame draw:style-name="gr6" draw:text-style-name="P3" xml:id="id1" draw:id="id1" draw:layer="layout" svg:width="2.321cm" svg:height="0.773cm" svg:x="2.842cm" svg:y="2.727cm">
          <draw:text-box>
            <text:p><text:span text:style-name="T2">Alice</text:span></text:p>
          </draw:text-box>
        </draw:frame>
        <draw:frame draw:style-name="gr7" draw:text-style-name="P3" xml:id="id3" draw:id="id3" draw:layer="layout" svg:width="2.468cm" svg:height="1.103cm" svg:x="4.058cm" svg:y="4.436cm">
          <draw:text-box>
            <text:p><text:span text:style-name="T2">Dana</text:span></text:p>
          </draw:text-box>
        </draw:frame>
        <draw:frame draw:style-name="gr8" draw:text-style-name="P3" xml:id="id4" draw:id="id4" draw:layer="layout" svg:width="2.071cm" svg:height="1.103cm" svg:x="10.903cm" svg:y="4.436cm">
          <draw:text-box draw:corner-radius="0.5cm">
            <text:p><text:span text:style-name="T2">Bob</text:span></text:p>
          </draw:text-box>
        </draw:frame>
        <draw:frame draw:style-name="gr9" draw:text-style-name="P2" xml:id="id2" draw:id="id2" draw:layer="layout" svg:width="2.968cm" svg:height="1.103cm" svg:x="8.368cm" svg:y="2.727cm">
          <draw:text-box>
            <text:p><text:span text:style-name="T1">Charlie</text:span></text:p>
          </draw:text-box>
        </draw:frame>
        <draw:frame draw:style-name="gr10" draw:text-style-name="P2" xml:id="id5" draw:id="id5" draw:layer="layout" svg:width="3.037cm" svg:height="1.102cm" svg:x="3.489cm" svg:y="1.625cm">
          <draw:text-box>
            <text:p><text:span text:style-name="T1">Edwige</text:span></text:p>
          </draw:text-box>
        </draw:frame>
        <draw:frame draw:style-name="gr11" draw:text-style-name="P3" xml:id="id6" draw:id="id6" draw:layer="layout" svg:width="2.181cm" svg:height="1.102cm" svg:x="9.872cm" svg:y="1.625cm">
          <draw:text-box>
            <text:p><text:span text:style-name="T2">Fido</text:span></text:p>
          </draw:text-box>
        </draw:frame>
        <draw:connector draw:style-name="gr12" draw:text-style-name="P4" draw:layer="layout" draw:type="line" svg:x1="14.803cm" svg:y1="1.632cm" svg:x2="16.995cm" svg:y2="1.615cm" svg:d="m14803 1632 2192-17" svg:viewBox="0 0 2193 18">
          <text:p/>
        </draw:connector>
        <draw:connector draw:style-name="gr13" draw:text-style-name="P4" draw:layer="layout" svg:x1="14.851cm" svg:y1="2.926cm" svg:x2="17.045cm" svg:y2="2.926cm" svg:d="m14851 2926h2194" svg:viewBox="0 0 2195 1">
          <text:p/>
        </draw:connector>
        <draw:frame draw:style-name="gr14" draw:text-style-name="P2" draw:layer="layout" svg:width="2.936cm" svg:height="1.102cm" svg:x="14.643cm" svg:y="1.625cm">
          <draw:text-box>
            <text:p><text:span text:style-name="T1">childOf</text:span></text:p>
          </draw:text-box>
        </draw:frame>
        <draw:frame draw:style-name="gr15" draw:text-style-name="P2" draw:layer="layout" svg:width="3.693cm" svg:height="1.102cm" svg:x="14.807cm" svg:y="3.334cm">
          <draw:text-box>
            <text:p><text:span text:style-name="T1">relativeOf</text:span></text:p>
          </draw:text-box>
        </draw:frame>
        <draw:connector draw:style-name="gr12" draw:text-style-name="P4" draw:layer="layout" draw:type="line" svg:x1="5.163cm" svg:y1="3.113cm" svg:x2="8.368cm" svg:y2="3.278cm" draw:start-shape="id1" draw:start-glue-point="1" draw:end-shape="id2" svg:d="m5163 3113 3205 165" svg:viewBox="0 0 3206 166">
          <text:p/>
        </draw:connector>
        <draw:connector draw:style-name="gr12" draw:text-style-name="P4" draw:layer="layout" draw:type="line" svg:x1="4.002cm" svg:y1="3.5cm" svg:x2="4.058cm" svg:y2="4.987cm" draw:start-shape="id1" draw:start-glue-point="2" draw:end-shape="id3" svg:d="m4002 3500 56 1487" svg:viewBox="0 0 57 1488">
          <text:p/>
        </draw:connector>
        <draw:connector draw:style-name="gr13" draw:text-style-name="P4" draw:layer="layout" draw:type="line" svg:x1="9.852cm" svg:y1="3.83cm" svg:x2="10.903cm" svg:y2="4.987cm" draw:start-shape="id2" draw:start-glue-point="2" draw:end-shape="id4" draw:end-glue-point="3" svg:d="m9852 3830 1051 1157" svg:viewBox="0 0 1052 1158">
          <text:p/>
        </draw:connector>
        <draw:connector draw:style-name="gr12" draw:text-style-name="P4" draw:layer="layout" draw:type="line" svg:x1="6.526cm" svg:y1="2.176cm" svg:x2="9.872cm" svg:y2="2.176cm" draw:start-shape="id5" draw:end-shape="id6" draw:end-glue-point="3" svg:d="m6526 2176h3346" svg:viewBox="0 0 3347 1">
          <text:p/>
        </draw:connector>
        <draw:connector draw:style-name="gr16" draw:text-style-name="P1" draw:layer="layout" draw:type="line" svg:x1="14.816cm" svg:y1="5.291cm" svg:x2="17.153cm" svg:y2="5.253cm" svg:d="m14816 5291 2337-38" svg:viewBox="0 0 2338 39">
          <text:p/>
        </draw:connector>
        <draw:frame draw:style-name="gr17" draw:text-style-name="P2" draw:layer="layout" svg:width="3.373cm" svg:height="1.709cm" svg:x="15.127cm" svg:y="5.291cm">
          <draw:text-box>
            <text:p><text:span text:style-name="T1">ownerOf</text:span></text:p>
          </draw:text-box>
        </draw:frame>
        <draw:connector draw:style-name="gr16" draw:text-style-name="P1" draw:layer="layout" draw:type="line" svg:x1="11.938cm" svg:y1="4.436cm" svg:x2="10.962cm" svg:y2="2.727cm" draw:start-shape="id4" draw:start-glue-point="0" draw:end-shape="id6" draw:end-glue-point="2" svg:d="m11938 4436-976-1709" svg:viewBox="0 0 977 1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4M4S</meta:editing-duration>
    <meta:editing-cycles>9</meta:editing-cycles>
    <meta:generator>LibreOffice/3.5$Linux_x86 LibreOffice_project/350m1$Build-2</meta:generator>
    <dc:date>2014-03-30T10:05:39</dc:date>
    <meta:document-statistic meta:object-count="24"/>
  </office:meta>
</office:document-meta>
</file>